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ructures Using C &amp; C++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y Shiv Kuma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ciples of Data Structures Using C and C++ -- Vinu V. Das</text:p>
              </text:list-item>
              <text:list-item>
                <text:p>Data Structures Using C and C++ --Tanenbaum</text:p>
              </text:list-item>
              <text:list-item>
                <text:p>Google</text:p>
              </text:list-item>
              <text:list-item>
                <text:p>YouTub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requisi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ic Knowledge of C &amp; C++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mory Management</text:p>
              </text:list-item>
              <text:list-item>
                <text:p>The Stack</text:p>
              </text:list-item>
              <text:list-item>
                <text:p>The Queue</text:p>
              </text:list-item>
              <text:list-item>
                <text:p>Linked List</text:p>
              </text:list-item>
              <text:list-item>
                <text:p>Sorting Techniq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ic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arching and Hashing</text:p>
              </text:list-item>
              <text:list-item>
                <text:p>The Trees</text:p>
              </text:list-item>
              <text:list-item>
                <text:p>Grap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stem Requir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: 18.04.2-Ubuntu LTS</text:p>
              </text:list-item>
              <text:list-item>
                <text:p>C compiler: gcc version 7.3.0</text:p>
              </text:list-item>
              <text:list-item>
                <text:p>C++ compiler: <text:s/>g++ version 7.3.0</text:p>
              </text:list-item>
              <text:list-item>
                <text:p>Editor: VIM - Vi IMproved 8.0</text:p>
              </text:list-item>
              <text:list-item>
                <text:p>Presentation: LibreOffice Version: 6.0.7.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<text:line-break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 text:c="8"/></text:p>
                <text:p><text:s text:c="24"/>Let’s Start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20:17:15.548772087</meta:creation-date>
    <dc:date>2019-04-21T15:49:38.392481989</dc:date>
    <meta:editing-duration>PT59M4S</meta:editing-duration>
    <meta:editing-cycles>9</meta:editing-cycles>
    <meta:generator>LibreOffice/6.0.7.3$Linux_X86_64 LibreOffice_project/00m0$Build-3</meta:generator>
    <meta:document-statistic meta:object-count="49"/>
  </office:meta>
</office:document-meta>
</file>